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margin-left="2cm" fo:margin-right="0cm" fo:text-indent="0cm" style:auto-text-indent="false"/>
    </style:style>
    <style:style style:name="P3" style:family="paragraph" style:parent-style-name="Standard" style:list-style-name="L1">
      <style:paragraph-properties fo:margin-left="2cm" fo:margin-right="0cm" fo:text-indent="0cm" style:auto-text-indent="false"/>
    </style:style>
    <style:style style:name="P4" style:family="paragraph" style:parent-style-name="Standard" style:list-style-name="L1">
      <style:paragraph-properties fo:margin-left="2cm" fo:margin-right="0cm" fo:text-indent="0cm" style:auto-text-indent="false"/>
    </style:style>
    <style:style style:name="P5" style:family="paragraph" style:parent-style-name="Standard" style:list-style-name="L1">
      <style:paragraph-properties fo:margin-left="2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list-style-name="L2">
      <style:paragraph-properties fo:margin-left="0cm" fo:margin-right="0cm" fo:text-indent="0cm" style:auto-text-indent="false"/>
    </style:style>
    <style:style style:name="P8" style:family="paragraph" style:parent-style-name="Standard" style:list-style-name="L2">
      <style:paragraph-properties fo:margin-left="0cm" fo:margin-right="0cm" fo:text-indent="0cm" style:auto-text-indent="false"/>
    </style:style>
    <style:style style:name="P9" style:family="paragraph" style:parent-style-name="Standard" style:list-style-name="L2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ick capture of idea based on seeing the RJ45 connected switch plate.</text:p>
      <text:p text:style-name="Standard"/>
      <text:p text:style-name="P1">Introduction</text:p>
      <text:p text:style-name="P1"/>
      <text:p text:style-name="Standard">Much time is spent by our installers patching from the Gigabix frame to the WebBricks. <text:s/>We know from experience that every mistake weakens the integrity of the Gigabix frame and after about 5 punch downs one can no longer trust that section of the frame. <text:s/>We have spend tens of days debugging and tracking faults on Gigabix panels.</text:p>
      <text:p text:style-name="Standard"/>
      <text:p text:style-name="Standard">We also know that end to end testing of CATx cables is trivial when they are terminated with RJ45 plugs at both ends, and they can have warranties placed on them.</text:p>
      <text:p text:style-name="Standard"/>
      <text:p text:style-name="Standard">Therefore this idea is about replacing the Gigabix panel with a simple product or our own for:</text:p>
      <text:p text:style-name="Standard"/>
      <text:p text:style-name="Standard"><text:tab/>Switch Plates</text:p>
      <text:p text:style-name="Standard"><text:tab/>Temperature Sensors</text:p>
      <text:p text:style-name="Standard"/>
      <text:p text:style-name="Standard">This could expand to other functions but these are the most pressing.</text:p>
      <text:p text:style-name="Standard"/>
      <text:p text:style-name="P1">Scenario</text:p>
      <text:p text:style-name="P1"/>
      <text:p text:style-name="Standard">Most rooms rooms have two switch plates, most plates are two buttons,</text:p>
      <text:p text:style-name="Standard"/>
      <text:p text:style-name="Standard">Some rooms have up to four switch plates, these are typically the large rooms or hallways with multiple entry/exit routes.</text:p>
      <text:p text:style-name="Standard"/>
      <text:p text:style-name="P1">Proposal</text:p>
      <text:p text:style-name="P1"/>
      <text:p text:style-name="Standard">We design two PCBs as a long strips of mounted RJ45 sockets where:</text:p>
      <text:p text:style-name="Standard"/>
      <text:p text:style-name="Standard">The first PCB is optimised for switch plates:</text:p>
      <text:p text:style-name="Standard"/>
      <text:list text:style-name="L1">
        <text:list-item>
          <text:p text:style-name="P2">RJ45s are hard wired as pairs+1 (because most rooms have two plates)</text:p>
        </text:list-item>
        <text:list-item>
          <text:p text:style-name="P2">DIL Jumpers can be used to connect pairs into quads</text:p>
        </text:list-item>
        <text:list-item>
          <text:p text:style-name="P2">The grounds are commoned together</text:p>
        </text:list-item>
        <text:list-item>
          <text:p text:style-name="P2">The +1 RJ45 is the connection to the WebBrick and can therefore have a standard colour scheme to reduce confusion and connection numbers </text:p>
        </text:list-item>
      </text:list>
      <text:p text:style-name="P6"/>
      <text:p text:style-name="P6">The second PCB is optimised for Temperature sensors:</text:p>
      <text:p text:style-name="P6"/>
      <text:list text:style-name="L2">
        <text:list-item>
          <text:p text:style-name="P7">RJ45s are wired in pairs+1RJ11 with the loop through to ensure the correct buss arrangement for temperature sensors.</text:p>
        </text:list-item>
        <text:list-item>
          <text:p text:style-name="P7">DIL jumpers can connect pairs into quads (not into 5 to reduce length issues overall)</text:p>
        </text:list-item>
        <text:list-item>
          <text:p text:style-name="P7">The RJ11 is the connection to the WebBrick, again with a standard colour scheme</text:p>
        </text:list-item>
      </text:list>
      <text:p text:style-name="P6"/>
      <text:p text:style-name="P6">Think how this would speed up an installation !!</text:p>
      <text:p text:style-name="P6"/>
      <text:p text:style-name="P10">Thinking further</text:p>
      <text:p text:style-name="P10"/>
      <text:p text:style-name="P6">If we plan ahead. <text:s/>This board layout may well be able to support Schuster Bus, if not, an active version of the board in the same form factor wou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5$Build-9221</meta:generator>
    <dc:creator>Andy Harris</dc:creator>
    <dc:date>2008-07-04T10:25:22</dc:date>
    <meta:editing-cycles>1</meta:editing-cycles>
    <meta:editing-duration>PT22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337" meta:character-count="1923"/>
  </office:meta>
</office:document-meta>
</file>